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baseline" draw:ole-draw-aspect="1" draw:visible-area-top="0cm" draw:visible-area-width="62.971cm" draw:visible-area-height="44.556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1" text:anchor-type="as-char" svg:width="17cm" svg:height="12.028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08:09:28.262000000</meta:creation-date>
    <dc:date>2021-03-10T08:11:52.741000000</dc:date>
    <meta:editing-duration>PT2M24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Dev/7.0.1.2.0$Windows_X86_64 LibreOffice_project/31ba05c3650ebf7009005dcdb0f7adea45e778b7</meta:generator>
  </office:meta>
</office:document-meta>
</file>